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ce6c"/>
    </style:style>
    <style:style style:name="P2" style:family="paragraph" style:parent-style-name="Standard">
      <style:text-properties officeooo:rsid="00135137" officeooo:paragraph-rsid="00135137"/>
    </style:style>
    <style:style style:name="P3" style:family="paragraph" style:parent-style-name="Standard">
      <style:text-properties officeooo:rsid="00135137" officeooo:paragraph-rsid="0015bc3e"/>
    </style:style>
    <style:style style:name="P4" style:family="paragraph" style:parent-style-name="Standard">
      <style:text-properties officeooo:rsid="00135137" officeooo:paragraph-rsid="0016784f"/>
    </style:style>
    <style:style style:name="P5" style:family="paragraph" style:parent-style-name="Standard">
      <style:text-properties officeooo:rsid="00135137" officeooo:paragraph-rsid="00135137"/>
    </style:style>
    <style:style style:name="P6" style:family="paragraph" style:parent-style-name="Standard">
      <style:text-properties officeooo:rsid="00135137" officeooo:paragraph-rsid="00193202"/>
    </style:style>
    <style:style style:name="P7" style:family="paragraph" style:parent-style-name="Standard">
      <style:text-properties officeooo:rsid="00135137" officeooo:paragraph-rsid="002bfae4"/>
    </style:style>
    <style:style style:name="P8" style:family="paragraph" style:parent-style-name="Standard">
      <style:text-properties officeooo:rsid="00193202" officeooo:paragraph-rsid="00193202"/>
    </style:style>
    <style:style style:name="P9" style:family="paragraph" style:parent-style-name="Standard">
      <style:paragraph-properties style:writing-mode="lr-tb"/>
      <style:text-properties officeooo:rsid="00193202" officeooo:paragraph-rsid="00193202"/>
    </style:style>
    <style:style style:name="P10" style:family="paragraph" style:parent-style-name="Standard">
      <style:text-properties officeooo:paragraph-rsid="00193202"/>
    </style:style>
    <style:style style:name="P11" style:family="paragraph" style:parent-style-name="Standard">
      <style:text-properties fo:font-weight="bold" officeooo:rsid="00193202" officeooo:paragraph-rsid="00193202" style:font-weight-asian="bold" style:font-weight-complex="bold"/>
    </style:style>
    <style:style style:name="P12" style:family="paragraph" style:parent-style-name="Standard">
      <style:text-properties fo:font-weight="bold" officeooo:rsid="00135137" officeooo:paragraph-rsid="00135137" style:font-weight-asian="bold" style:font-weight-complex="bold"/>
    </style:style>
    <style:style style:name="P13" style:family="paragraph" style:parent-style-name="Standard">
      <style:text-properties officeooo:paragraph-rsid="001f004e"/>
    </style:style>
    <style:style style:name="T1" style:family="text">
      <style:text-properties officeooo:rsid="0012ce6c"/>
    </style:style>
    <style:style style:name="T2" style:family="text">
      <style:text-properties officeooo:rsid="00135137"/>
    </style:style>
    <style:style style:name="T3" style:family="text">
      <style:text-properties officeooo:rsid="0013f281"/>
    </style:style>
    <style:style style:name="T4" style:family="text">
      <style:text-properties officeooo:rsid="0015bc3e"/>
    </style:style>
    <style:style style:name="T5" style:family="text">
      <style:text-properties officeooo:rsid="0016784f"/>
    </style:style>
    <style:style style:name="T6" style:family="text">
      <style:text-properties officeooo:rsid="00193202"/>
    </style:style>
    <style:style style:name="T7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ac36c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1c9282"/>
    </style:style>
    <style:style style:name="T11" style:family="text">
      <style:text-properties fo:color="#c9211e" loext:opacity="100%" officeooo:rsid="001ca7f7"/>
    </style:style>
    <style:style style:name="T12" style:family="text">
      <style:text-properties fo:color="#c9211e" loext:opacity="100%" officeooo:rsid="001f004e"/>
    </style:style>
    <style:style style:name="T13" style:family="text">
      <style:text-properties officeooo:rsid="001ca7f7"/>
    </style:style>
    <style:style style:name="T14" style:family="text">
      <style:text-properties officeooo:rsid="001dd8fd"/>
    </style:style>
    <style:style style:name="T15" style:family="text">
      <style:text-properties officeooo:rsid="001ea1ac"/>
    </style:style>
    <style:style style:name="T16" style:family="text">
      <style:text-properties officeooo:rsid="001f004e"/>
    </style:style>
    <style:style style:name="T17" style:family="text">
      <style:text-properties officeooo:rsid="0020e5f5"/>
    </style:style>
    <style:style style:name="T18" style:family="text">
      <style:text-properties officeooo:rsid="0021e1be"/>
    </style:style>
    <style:style style:name="T19" style:family="text">
      <style:text-properties officeooo:rsid="00220f45"/>
    </style:style>
    <style:style style:name="T20" style:family="text">
      <style:text-properties officeooo:rsid="0023fa8b"/>
    </style:style>
    <style:style style:name="T21" style:family="text">
      <style:text-properties officeooo:rsid="00271242"/>
    </style:style>
    <style:style style:name="T22" style:family="text">
      <style:text-properties officeooo:rsid="002887ce"/>
    </style:style>
    <style:style style:name="T23" style:family="text">
      <style:text-properties officeooo:rsid="00297633"/>
    </style:style>
    <style:style style:name="T24" style:family="text">
      <style:text-properties officeooo:rsid="002b57bf"/>
    </style:style>
    <style:style style:name="T25" style:family="text">
      <style:text-properties officeooo:rsid="002b7adf"/>
    </style:style>
    <style:style style:name="T26" style:family="text">
      <style:text-properties officeooo:rsid="002bfae4"/>
    </style:style>
    <style:style style:name="T27" style:family="text">
      <style:text-properties officeooo:rsid="002d0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Apply external consonant sandhi to the following combinations of sounds and write down</text:p>
      <text:p text:style-name="Standard">the results in transliteration.</text:p>
      <text:p text:style-name="Standard">a) <text:span text:style-name="T9">-t + a- </text:span><text:span text:style-name="T10">द </text:span><text:span text:style-name="T11">(озвончается перед гласными)</text:span></text:p>
      <text:p text:style-name="Standard">b) -k + dh- <text:span text:style-name="T1">ग्ध्</text:span></text:p>
      <text:p text:style-name="Standard">c) -n + j- <text:s/><text:span text:style-name="T1">ञ्ज्</text:span></text:p>
      <text:p text:style-name="Standard">d) -k + n- <text:span text:style-name="T1">ङ्न् </text:span><text:span text:style-name="T13">(</text:span><text:span text:style-name="T11">возможен вариант ग्न</text:span><text:span text:style-name="T13">)</text:span></text:p>
      <text:p text:style-name="Standard">e) -m + i- <text:span text:style-name="T1">मि</text:span></text:p>
      <text:p text:style-name="P1">f) -t + ś- <text:span text:style-name="T1">च्छ् </text:span><text:span text:style-name="T14">()</text:span></text:p>
      <text:p text:style-name="Standard">g) -ān + a- <text:span text:style-name="T1">आन</text:span></text:p>
      <text:p text:style-name="Standard">h) -m + t- <text:span text:style-name="T1">ं त्</text:span></text:p>
      <text:p text:style-name="Standard">i) -k + h- <text:span text:style-name="T1">ग्घ्</text:span></text:p>
      <text:p text:style-name="Standard">j) -t + t- <text:span text:style-name="T1">त्त्</text:span></text:p>
      <text:p text:style-name="Standard">k) -p + n- <text:span text:style-name="T1">म्न् </text:span><text:span text:style-name="T14">(ब्न но реже)</text:span></text:p>
      <text:p text:style-name="Standard">l) -k + l- <text:span text:style-name="T1">ग्ल्</text:span></text:p>
      <text:p text:style-name="Standard">m) -n + l- <text:span text:style-name="T1">ल्ँल् </text:span><text:span text:style-name="T14">(ँल्ल)</text:span></text:p>
      <text:p text:style-name="Standard">n) -t + h- <text:span text:style-name="T1">द्ध्</text:span></text:p>
      <text:p text:style-name="Standard">o) -an + u- <text:span text:style-name="T1">अन</text:span><text:span text:style-name="T14">्नु</text:span><text:span text:style-name="T1"> </text:span><text:span text:style-name="T14">(после краткого гласного न удваиватеся, если перед )</text:span></text:p>
      <text:p text:style-name="Standard">p) -n + t- <text:span text:style-name="T1">ंस</text:span><text:span text:style-name="T15">्त </text:span></text:p>
      <text:p text:style-name="Standard">q) -p + t- <text:span text:style-name="T1">प्त</text:span><text:span text:style-name="T15">्</text:span></text:p>
      <text:p text:style-name="Standard">r) -t + l- <text:span text:style-name="T1">ल्ल</text:span><text:span text:style-name="T15">्</text:span></text:p>
      <text:p text:style-name="Standard">s) -t + d- <text:span text:style-name="T1">द्द्</text:span></text:p>
      <text:p text:style-name="Standard">t) -p + h- <text:span text:style-name="T1">ब्भ्</text:span></text:p>
      <text:p text:style-name="P13">u) -t + ś- <text:span text:style-name="T1">च्छ् </text:span><text:span text:style-name="T16">(ś- может оставаться)</text:span></text:p>
      <text:p text:style-name="Standard">v) -n + ch- <text:s/><text:span text:style-name="T1">ञ्श् \ ञ्छ </text:span><text:span text:style-name="T16">(</text:span><text:span text:style-name="T12">lshch!!!!</text:span><text:span text:style-name="T16">)</text:span></text:p>
      <text:p text:style-name="Standard">w) -īn + a- <text:span text:style-name="T1">ईन</text:span></text:p>
      <text:p text:style-name="Standard">x) -in + ā- <text:span text:style-name="T17">इन्</text:span><text:span text:style-name="T1">ना </text:span></text:p>
      <text:p text:style-name="Standard"/>
      <text:p text:style-name="Standard">2) Resolve the sandhi below. Check if there is more than one possible source for each outcome.</text:p>
      <text:p text:style-name="Standard">a) -dg→ -<text:span text:style-name="T2">t + g</text:span></text:p>
      <text:p text:style-name="Standard">b) -pt→ -<text:span text:style-name="T2">p + t </text:span><text:span text:style-name="T18">(b + t редко)</text:span></text:p>
      <text:p text:style-name="Standard">c) -ma→ -<text:span text:style-name="T2">m + a</text:span></text:p>
      <text:p text:style-name="Standard">d) -bg→ <text:span text:style-name="T2">p + g</text:span></text:p>
      <text:p text:style-name="Standard">e) -ll→ -<text:span text:style-name="T2">t + l</text:span></text:p>
      <text:p text:style-name="Standard">f) -ddh→ -<text:span text:style-name="T2">t + h </text:span><text:span text:style-name="T19">(d + dh)</text:span></text:p>
      <text:p text:style-name="Standard">g) -nm→ -<text:span text:style-name="T2">t + m \ -n + m</text:span></text:p>
      <text:p text:style-name="Standard"/>
      <text:p text:style-name="Standard">3) What could underlie these sandhied final sounds?</text:p>
      <text:p text:style-name="Standard">a) -l → <text:s/><text:span text:style-name="T2">t</text:span></text:p>
      <text:p text:style-name="Standard">b) -d → <text:span text:style-name="T2">t </text:span></text:p>
      <text:p text:style-name="Standard">c) -t → <text:span text:style-name="T2">t (+k/kh, +p/ph, +t/th + S/s)</text:span></text:p>
      <text:p text:style-name="Standard">d) -n →<text:span text:style-name="T2">n </text:span><text:span text:style-name="T20">или t</text:span><text:tab/></text:p>
      <text:p text:style-name="Standard">e) -g → <text:span text:style-name="T2">k</text:span></text:p>
      <text:p text:style-name="Standard">f) -k → <text:span text:style-name="T2">k</text:span></text:p>
      <text:p text:style-name="Standard">g) -p → <text:span text:style-name="T2">p</text:span></text:p>
      <text:p text:style-name="Standard">h) -ṃs → <text:span text:style-name="T2">n</text:span></text:p>
      <text:p text:style-name="Standard"/>
      <text:p text:style-name="P2">6) Apply the consonant sandhi introduced in this chapter to the following texts. Indicate also</text:p>
      <text:p text:style-name="P2">where words remain unchanged, but should be linked up in writing. Use transliteration or</text:p>
      <text:p text:style-name="P2"><text:soft-page-break/>devanāgarī, as you prefer. <text:span text:style-name="T21">()</text:span></text:p>
      <text:p text:style-name="P2"/>
      <text:p text:style-name="P2">पूर्वजन्मकृ तम् कर्म तत् दैवम् इति कथ्यते।</text:p>
      <text:p text:style-name="P2">तस्मात् पुरुषकारेण यत्नम् कु र्यात् अतन्द्रितः ॥</text:p>
      <text:p text:style-name="P2"/>
      <text:p text:style-name="P2">पूर्वजन्मकृतं कर्म तद्दैवमिति कथ्यते।</text:p>
      <text:p text:style-name="P2">तस्मात्पुरुषकारेण यत्नं कुर्या<text:span text:style-name="T21">द</text:span>तन्द्रितः ॥ <text:span text:style-name="T22">(гласный + согласный – пробелы состаются !!!!)</text:span></text:p>
      <text:p text:style-name="P2"/>
      <text:p text:style-name="P2">‘‘Fate’ is the karma one accumulated in a previous life. That’s why one should exert one-</text:p>
      <text:p text:style-name="P2">self in manly activity, tirelessly.’</text:p>
      <text:p text:style-name="P2">(Hitopadeśa 0.44)</text:p>
      <text:p text:style-name="P2"/>
      <text:p text:style-name="P2">अस्मिन् तु निर्गुणम् गोत्रे नापत्यम् उपजायते।</text:p>
      <text:p text:style-name="P2">आकरे पद्मरागाणाम् जन्म काचमनेः कु तः ॥</text:p>
      <text:p text:style-name="P2"/>
      <text:p text:style-name="P2">अस्मिंस्तुनिर्गुण<text:span text:style-name="T3">ं</text:span> गोत्रे नापत्य<text:span text:style-name="T23">ं उ</text:span>पजायते।</text:p>
      <text:p text:style-name="P2">आकरेपद्मरागाणा<text:span text:style-name="T3">ं </text:span>ज<text:span text:style-name="T23">न्म </text:span>काचमनेः कुतः ॥</text:p>
      <text:p text:style-name="P2"/>
      <text:p text:style-name="P2">‘In this family, no child could be born without merits; how could a mine of rubies pro-</text:p>
      <text:p text:style-name="P2">duce a shard of glass?’</text:p>
      <text:p text:style-name="P2">(Hitopadeśa 0.59)</text:p>
      <text:p text:style-name="P2"/>
      <text:p text:style-name="P2">यस्मात् च येन च यथा च यदा च यत् च</text:p>
      <text:p text:style-name="P2">यावत् च यत्र च शुभाशुभम् आत्मकर्म ।</text:p>
      <text:p text:style-name="P2">तस्मात् च तेन च तथा च तदा च तत् च</text:p>
      <text:p text:style-name="P2">तावत् च तत्र च विधातृवशात् उपैति ॥</text:p>
      <text:p text:style-name="P2"/>
      <text:p text:style-name="P3">यस्मा<text:span text:style-name="T4">च्</text:span>च येन च यथा च यदा च य<text:span text:style-name="T4">च्</text:span>च</text:p>
      <text:p text:style-name="P3">याव<text:span text:style-name="T4">च्</text:span>च यत्र च शुभाशुभ<text:span text:style-name="T24">मा</text:span>त्मकर्म ।</text:p>
      <text:p text:style-name="P3">तस्मा<text:span text:style-name="T4">च्</text:span>च तेन च तथा च तदा च त<text:span text:style-name="T4">च्</text:span>च</text:p>
      <text:p text:style-name="P3">ताव<text:span text:style-name="T4">च्</text:span>च तत्र च विधातृवशा<text:span text:style-name="T24">दु</text:span>पैति ॥</text:p>
      <text:p text:style-name="P3"/>
      <text:p text:style-name="P2"/>
      <text:p text:style-name="P2">‘For whatever reason, by whatever means, in whatever manner, of whatever kind, to</text:p>
      <text:p text:style-name="P2">whatever extent, whenever and wherever one performs a good or bad act, one bears its</text:p>
      <text:p text:style-name="P2">consequences accordingly, under the sway of fate.’</text:p>
      <text:p text:style-name="P2">(Hitopadeśa 1.89)</text:p>
      <text:p text:style-name="P2"/>
      <text:p text:style-name="P2">कत् चित् ज्ञातीन् गुरून् वृद्धान् दैवतान् तापसान् अपि ।</text:p>
      <text:p text:style-name="P2">चैत्यान् च वृक्षान् कल्याणान् ब्राह्मणान् च नमस्यसि॥</text:p>
      <text:p text:style-name="P2">कत् चित् शोकः न मन्युः वा त्वया प्रोत्पाद्यते अनघ ।</text:p>
      <text:p text:style-name="P2"/>
      <text:p text:style-name="P4">क<text:span text:style-name="T5">च्</text:span>चि<text:span text:style-name="T5">ज्</text:span>ज्ञातीन्गुरून्वृद्धान्दैवता<text:span text:style-name="T5">ंस्</text:span>तापसानपि ।</text:p>
      <text:p text:style-name="P4">चैत्या<text:span text:style-name="T5">ंश्</text:span>च वृक्षान्कल्याणान्ब्राह्मणा<text:span text:style-name="T5">ंश्</text:span>च नमस्यसि॥</text:p>
      <text:p text:style-name="P4">क<text:span text:style-name="T5">च्</text:span>चि<text:span text:style-name="T5">च्छो</text:span>क<text:span text:style-name="T5">ो </text:span>न मन्यु<text:span text:style-name="T5">र्</text:span>वा त्वया प्रोत्पाद्यते<text:span text:style-name="T25">ऽ</text:span>नघ । <text:span text:style-name="T25">(После e, o краткий заменяется на аваграху)</text:span></text:p>
      <text:p text:style-name="P4"/>
      <text:p text:style-name="P2">‘Do you bow when you see relatives, teachers, elders, deities, ascetics, sanctuaries and</text:p>
      <text:p text:style-name="P2">auspicious trees and brahmins? You never provoke grief or anger, sinless one?’</text:p>
      <text:p text:style-name="P2">(Mahābhārata 2.5.100–101.1)</text:p>
      <text:p text:style-name="P2"><text:soft-page-break/></text:p>
      <text:p text:style-name="P2">READINGS</text:p>
      <text:p text:style-name="P2"/>
      <text:p text:style-name="P12">Introducing the Story of the Brahmin and the Mongoose</text:p>
      <text:p text:style-name="P2"/>
      <text:p text:style-name="P2">यः · अर्थतत्त्वमविज्ञाय वशं क्रोधस्य गच्छति । </text:p>
      <text:p text:style-name="P2">सः · अचिराद्भ्रश्यते मित्राद्ब्राह्मणः · नकुलादिव ॥</text:p>
      <text:p text:style-name="P2"/>
      <text:p text:style-name="P6">यः अर्थतत्त्वम <text:span text:style-name="T6">अ</text:span>विज्ञाय वशं क्रोधस्य गच्छति । </text:p>
      <text:p text:style-name="P10"><text:span text:style-name="T2">सः अचिरा</text:span><text:span text:style-name="T6">त्</text:span><text:span text:style-name="T2"> </text:span><text:span text:style-name="T6">भ्र</text:span><text:span text:style-name="T2">श्यते मित्रा</text:span><text:span text:style-name="T6">त्</text:span><text:span text:style-name="T2"> </text:span><text:span text:style-name="T6">ब्रा</text:span><text:span text:style-name="T2">ह्मणः नकुला</text:span><text:span text:style-name="T6">त </text:span><text:span text:style-name="T7">इव</text:span><text:span text:style-name="T2"> ॥</text:span></text:p>
      <text:p text:style-name="P6"/>
      <text:p text:style-name="P9">Который <text:span text:style-name="T26">факты не рассмотрев(не проверив)</text:span>, <text:span text:style-name="T27">во власть </text:span>гнева идёт</text:p>
      <text:p text:style-name="P8">Он вскоре расстанется с другом, как брахман с мангустом.</text:p>
      <text:p text:style-name="P8"/>
      <text:p text:style-name="P7">वशं - <text:span text:style-name="T26">чужая воля</text:span></text:p>
      <text:p text:style-name="P8"/>
      <text:p text:style-name="P11">The Importance of the Earth</text:p>
      <text:p text:style-name="P8"/>
      <text:p text:style-name="P8">भूमिकायां हि जायते सर्वं भूमिकायां सर्वं विनश्यति ।</text:p>
      <text:p text:style-name="P8">भूमिका प्रतिष्ठा भूतानां भूमिका · एव परायणम् ॥ २० </text:p>
      <text:p text:style-name="P8">यस्य भूमिका तस्य सर्वं जगत्स्थावरजङ्गमम् ।</text:p>
      <text:p text:style-name="P8">तत्र अतिगृद्धाः · राजानः · विनिघ्नन्ति · इतरेतरम् ॥ २१॥</text:p>
      <text:p text:style-name="P8"/>
      <text:p text:style-name="P8">भूमिकायां <text:bookmark-start text:name="__DdeLink__6280_218499239"/>हि<text:bookmark-end text:name="__DdeLink__6280_218499239"/> जायते सर्वं भूमिकायां सर्वं विनश्यति ।</text:p>
      <text:p text:style-name="P8">भूमिका प्रतिष्ठा भूतानां भूमिका <text:bookmark-start text:name="__DdeLink__6283_218499239"/>एव<text:bookmark-end text:name="__DdeLink__6283_218499239"/> परायणम् ॥ २० </text:p>
      <text:p text:style-name="P8">Действительно, в земле рождается всё, в земле все разрушается</text:p>
      <text:p text:style-name="P8">Земля – живых существ основа, земля же (их) последнее прибежеще</text:p>
      <text:p text:style-name="P8"/>
      <text:p text:style-name="P8">यस्य भूमिका तस्य सर्वं जगत् स्थावरजङ्गमम् ।</text:p>
      <text:p text:style-name="P8">तत्र अतिगृद्धाः राजानः विनिघ्नन्ति <text:s/>इतरेतरम् ॥ २१॥</text:p>
      <text:p text:style-name="P8">Которого земля того весь мир недвижимый и движимый</text:p>
      <text:p text:style-name="P8">Поэтому очень жадные цари убивают друг друга.</text:p>
      <text:p text:style-name="P8"/>
      <text:p text:style-name="P11">The Fates of Warriors</text:p>
      <text:p text:style-name="P8"/>
      <text:p text:style-name="P9">न च अपि एतान् हतान् युद्धे नृप शोचितुम् अर्हसि ।</text:p>
      <text:p text:style-name="P8">प्रमाणं यदि शास्त्राणि गताः · ते परमां गतिम् ॥ ११ ॥</text:p>
      <text:p text:style-name="P8">И даже этих падших в битве, о царь, оплакивать ты не должен.</text:p>
      <text:p text:style-name="P8">Если то правильно писаниям следующие, они высшему пути(следующие) <text:span text:style-name="T27">ушли</text:span></text:p>
      <text:p text:style-name="P8"/>
      <text:p text:style-name="P8">(…)</text:p>
      <text:p text:style-name="P8">हतः अपि <text:bookmark-start text:name="__DdeLink__6295_218499239"/>हरति<text:bookmark-end text:name="__DdeLink__6295_218499239"/> स्वर्गं हत्वा च हरति यशः ।</text:p>
      <text:p text:style-name="P8">उभयं नः बहुगुणं न भवति निष्फलता रणे ॥ १४ ॥ </text:p>
      <text:p text:style-name="P8">Даже убитый обретает небеса, а убив обретает славу </text:p>
      <text:p text:style-name="P8">Оба для нас <text:s/>-<text:span text:style-name="T27">великие качества, не бывает в битве бесплодности.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8:43:04.350943879</meta:creation-date>
    <dc:date>2025-03-12T19:15:39.622291559</dc:date>
    <meta:editing-duration>P2DT44M24S</meta:editing-duration>
    <meta:editing-cycles>27</meta:editing-cycles>
    <meta:generator>LibreOffice/7.4.7.2$Linux_X86_64 LibreOffice_project/40$Build-2</meta:generator>
    <meta:document-statistic meta:table-count="0" meta:image-count="0" meta:object-count="0" meta:page-count="3" meta:paragraph-count="113" meta:word-count="820" meta:character-count="3640" meta:non-whitespace-character-count="2918"/>
  </office:meta>
</office:document-meta>
</file>